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manpratapsingh@amanpratapsingh:~/Desktop/CASPER/CS773_Project/gem5$ build/X86/gem5.opt configs/learning_gem5/part1/two_level.py </text:p>
      <text:p text:style-name="Standard"/>
      <text:p text:style-name="Standard">gem5 Simulator System. <text:s/>https://www.gem5.org</text:p>
      <text:p text:style-name="Standard">gem5 is copyrighted software; use the --copyright option for details.</text:p>
      <text:p text:style-name="Standard"/>
      <text:p text:style-name="Standard">gem5 version 24.1.0.3</text:p>
      <text:p text:style-name="Standard">gem5 compiled Apr 27 2025 23:39:08</text:p>
      <text:p text:style-name="Standard">gem5 started Apr 27 2025 23:58:02</text:p>
      <text:p text:style-name="Standard">gem5 executing on amanpratapsingh, pid 239717</text:p>
      <text:p text:style-name="Standard">command line: build/X86/gem5.opt configs/learning_gem5/part1/two_level.py</text:p>
      <text:p text:style-name="Standard"/>
      <text:p text:style-name="Standard">Global frequency set at 1000000000000 ticks per second</text:p>
      <text:p text:style-name="Standard">warn: No dot file generated. Please install pydot to generate the dot file and pdf.</text:p>
      <text:p text:style-name="Standard">src/mem/dram_interface.cc:690: warn: DRAM device capacity (8192 Mbytes) does not match the address range assigned (512 Mbytes)</text:p>
      <text:p text:style-name="Standard">src/base/statistics.hh:279: warn: One of the stats is a legacy stat. Legacy stat is a stat that does not belong to any statistics::Group. Legacy stat is deprecated.</text:p>
      <text:p text:style-name="Standard">system.remote_gdb: Listening for connections on port 7000</text:p>
      <text:p text:style-name="Standard">Beginning simulation!</text:p>
      <text:p text:style-name="Standard">src/sim/simulate.cc:199: info: Entering event queue @ 0. <text:s/>Starting simulation...</text:p>
      <text:p text:style-name="Standard">src/sim/syscall_emul.cc:86: warn: ignoring syscall set_robust_list(...)</text:p>
      <text:p text:style-name="Standard">src/sim/syscall_emul.cc:86: warn: ignoring syscall rseq(...)</text:p>
      <text:p text:style-name="Standard">src/sim/mem_state.cc:448: info: Increasing stack size by one page.</text:p>
      <text:p text:style-name="Standard">src/sim/syscall_emul.cc:86: warn: ignoring syscall mprotect(...)</text:p>
      <text:p text:style-name="Standard">Reading 40 bytes:</text:p>
      <text:p text:style-name="Standard">Reading at malicious_x = 0xfffffffffffd3f30... Success: 0x54=’T’ score=2 </text:p>
      <text:p text:style-name="Standard">Reading at malicious_x = 0xfffffffffffd3f31... Success: 0x68=’h’ score=2 </text:p>
      <text:p text:style-name="Standard">Reading at malicious_x = 0xfffffffffffd3f32... Success: 0x65=’e’ score=2 </text:p>
      <text:p text:style-name="Standard">Reading at malicious_x = 0xfffffffffffd3f33... Success: 0x20=’ ’ score=2 </text:p>
      <text:p text:style-name="Standard">Reading at malicious_x = 0xfffffffffffd3f34... Success: 0x4D=’M’ score=2 </text:p>
      <text:p text:style-name="Standard">Reading at malicious_x = 0xfffffffffffd3f35... Success: 0x61=’a’ score=2 </text:p>
      <text:p text:style-name="Standard">Reading at malicious_x = 0xfffffffffffd3f36... Success: 0x67=’g’ score=2 </text:p>
      <text:p text:style-name="Standard">Reading at malicious_x = 0xfffffffffffd3f37... Success: 0x69=’i’ score=2 </text:p>
      <text:p text:style-name="Standard">Reading at malicious_x = 0xfffffffffffd3f38... Success: 0x63=’c’ score=2 </text:p>
      <text:p text:style-name="Standard">Reading at malicious_x = 0xfffffffffffd3f39... Success: 0x20=’ ’ score=2 </text:p>
      <text:p text:style-name="Standard">Reading at malicious_x = 0xfffffffffffd3f3a... Success: 0x57=’W’ score=2 </text:p>
      <text:p text:style-name="Standard">Reading at malicious_x = 0xfffffffffffd3f3b... Success: 0x6F=’o’ score=2 </text:p>
      <text:p text:style-name="Standard">Reading at malicious_x = 0xfffffffffffd3f3c... Success: 0x72=’r’ score=2 </text:p>
      <text:p text:style-name="Standard">Reading at malicious_x = 0xfffffffffffd3f3d... Success: 0x64=’d’ score=2 </text:p>
      <text:p text:style-name="Standard">Reading at malicious_x = 0xfffffffffffd3f3e... Success: 0x73=’s’ score=2 </text:p>
      <text:p text:style-name="Standard">Reading at malicious_x = 0xfffffffffffd3f3f... Success: 0x20=’ ’ score=2 </text:p>
      <text:p text:style-name="Standard">Reading at malicious_x = 0xfffffffffffd3f40... Success: 0x61=’a’ score=2 </text:p>
      <text:p text:style-name="Standard">Reading at malicious_x = 0xfffffffffffd3f41... Success: 0x72=’r’ score=2 </text:p>
      <text:p text:style-name="Standard">Reading at malicious_x = 0xfffffffffffd3f42... Success: 0x65=’e’ score=2 </text:p>
      <text:p text:style-name="Standard">Reading at malicious_x = 0xfffffffffffd3f43... Success: 0x20=’ ’ score=2 </text:p>
      <text:p text:style-name="Standard">Reading at malicious_x = 0xfffffffffffd3f44... Success: 0x53=’S’ score=2 </text:p>
      <text:p text:style-name="Standard">Reading at malicious_x = 0xfffffffffffd3f45... Success: 0x71=’q’ score=2 </text:p>
      <text:p text:style-name="Standard">Reading at malicious_x = 0xfffffffffffd3f46... Success: 0x75=’u’ score=2 </text:p>
      <text:p text:style-name="Standard">Reading at malicious_x = 0xfffffffffffd3f47... Success: 0x65=’e’ score=2 </text:p>
      <text:p text:style-name="Standard">Reading at malicious_x = 0xfffffffffffd3f48... Success: 0x61=’a’ score=2 </text:p>
      <text:p text:style-name="Standard">Reading at malicious_x = 0xfffffffffffd3f49... Success: 0x6D=’m’ score=2 </text:p>
      <text:p text:style-name="Standard"><text:soft-page-break/>Reading at malicious_x = 0xfffffffffffd3f4a... Success: 0x69=’i’ score=2 </text:p>
      <text:p text:style-name="Standard">Reading at malicious_x = 0xfffffffffffd3f4b... Success: 0x73=’s’ score=2 </text:p>
      <text:p text:style-name="Standard">Reading at malicious_x = 0xfffffffffffd3f4c... Success: 0x68=’h’ score=2 </text:p>
      <text:p text:style-name="Standard">Reading at malicious_x = 0xfffffffffffd3f4d... Success: 0x20=’ ’ score=2 </text:p>
      <text:p text:style-name="Standard">Reading at malicious_x = 0xfffffffffffd3f4e... Success: 0x4F=’O’ score=2 </text:p>
      <text:p text:style-name="Standard">Reading at malicious_x = 0xfffffffffffd3f4f... Success: 0x73=’s’ score=2 </text:p>
      <text:p text:style-name="Standard">Reading at malicious_x = 0xfffffffffffd3f50... Success: 0x73=’s’ score=2 </text:p>
      <text:p text:style-name="Standard">Reading at malicious_x = 0xfffffffffffd3f51... Success: 0x69=’i’ score=2 </text:p>
      <text:p text:style-name="Standard">Reading at malicious_x = 0xfffffffffffd3f52... Success: 0x66=’f’ score=2 </text:p>
      <text:p text:style-name="Standard">Reading at malicious_x = 0xfffffffffffd3f53... Success: 0x72=’r’ score=2 </text:p>
      <text:p text:style-name="Standard">Reading at malicious_x = 0xfffffffffffd3f54... Success: 0x61=’a’ score=2 </text:p>
      <text:p text:style-name="Standard">Reading at malicious_x = 0xfffffffffffd3f55... Success: 0x67=’g’ score=2 </text:p>
      <text:p text:style-name="Standard">Reading at malicious_x = 0xfffffffffffd3f56... Success: 0x65=’e’ score=2 </text:p>
      <text:p text:style-name="Standard">Reading at malicious_x = 0xfffffffffffd3f57... Success: 0x2E=’.’ score=2 </text:p>
      <text:p text:style-name="Standard">Exiting @ tick 327180358000 because exiting with last active thread context</text:p>
      <text:p text:style-name="Standard"><text:a xlink:type="simple" xlink:href="mailto:amanpratapsingh@amanpratapsingh" text:style-name="Internet_20_link" text:visited-style-name="Visited_20_Internet_20_Link">amanpratapsingh@amanpratapsingh</text:a>:~/Desktop/CASPER/CS773_Project/gem5$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manpratapsingh@amanpratapsingh:~/Desktop/CASPER/CS773_Project/gem5$ ./build/X86/gem5.opt --debug-help</text:p>
      <text:p text:style-name="Standard">Base Flags:</text:p>
      <text:p text:style-name="Standard"><text:s text:c="4"/>ACPI: ACPI debugging</text:p>
      <text:p text:style-name="Standard"><text:s text:c="4"/>Activity: </text:p>
      <text:p text:style-name="Standard"><text:s text:c="4"/>AddrRanges: </text:p>
      <text:p text:style-name="Standard"><text:s text:c="4"/>Annotate: State machine annotation debugging</text:p>
      <text:p text:style-name="Standard"><text:s text:c="4"/>AnnotateQ: State machine annotation queue debugging</text:p>
      <text:p text:style-name="Standard"><text:s text:c="4"/>AnnotateVerbose: Dump all state machine annotation details</text:p>
      <text:p text:style-name="Standard"><text:s text:c="4"/>BTB: </text:p>
      <text:p text:style-name="Standard"><text:s text:c="4"/>BaseXBar: </text:p>
      <text:p text:style-name="Standard"><text:s text:c="4"/>Branch: </text:p>
      <text:p text:style-name="Standard"><text:s text:c="4"/>Bridge: </text:p>
      <text:p text:style-name="Standard"><text:s text:c="4"/>CCRegs: </text:p>
      <text:p text:style-name="Standard"><text:s text:c="4"/>CFI: </text:p>
      <text:p text:style-name="Standard"><text:s text:c="4"/>CMOS: Accesses to CMOS devices</text:p>
      <text:p text:style-name="Standard"><text:s text:c="4"/>Cache: </text:p>
      <text:p text:style-name="Standard"><text:s text:c="4"/>CacheComp: </text:p>
      <text:p text:style-name="Standard"><text:s text:c="4"/>CachePort: </text:p>
      <text:p text:style-name="Standard"><text:s text:c="4"/>CacheRepl: </text:p>
      <text:p text:style-name="Standard"><text:s text:c="4"/>CacheTags: </text:p>
      <text:p text:style-name="Standard"><text:s text:c="4"/>CacheVerbose: </text:p>
      <text:p text:style-name="Standard"><text:s text:c="4"/>Checker: </text:p>
      <text:p text:style-name="Standard"><text:s text:c="4"/>Checkpoint: </text:p>
      <text:p text:style-name="Standard"><text:s text:c="4"/>ClockDomain: </text:p>
      <text:p text:style-name="Standard"><text:s text:c="4"/>CoherentXBar: </text:p>
      <text:p text:style-name="Standard"><text:s text:c="4"/>CommMonitor: </text:p>
      <text:p text:style-name="Standard"><text:s text:c="4"/>Commit: </text:p>
      <text:p text:style-name="Standard"><text:s text:c="4"/>CommitRate: </text:p>
      <text:p text:style-name="Standard"><text:soft-page-break/><text:s text:c="4"/>Config: </text:p>
      <text:p text:style-name="Standard"><text:s text:c="4"/>Context: </text:p>
      <text:p text:style-name="Standard"><text:s text:c="4"/>CxxConfig: </text:p>
      <text:p text:style-name="Standard"><text:s text:c="4"/>DMA: </text:p>
      <text:p text:style-name="Standard"><text:s text:c="4"/>DMACopyEngine: </text:p>
      <text:p text:style-name="Standard"><text:s text:c="4"/>DRAM: </text:p>
      <text:p text:style-name="Standard"><text:s text:c="4"/>DRAMPower: </text:p>
      <text:p text:style-name="Standard"><text:s text:c="4"/>DRAMSim2: </text:p>
      <text:p text:style-name="Standard"><text:s text:c="4"/>DRAMState: </text:p>
      <text:p text:style-name="Standard"><text:s text:c="4"/>DRAMsim3: </text:p>
      <text:p text:style-name="Standard"><text:s text:c="4"/>DVFS: </text:p>
      <text:p text:style-name="Standard"><text:s text:c="4"/>DebugPrintf: </text:p>
      <text:p text:style-name="Standard"><text:s text:c="4"/>Decode: </text:p>
      <text:p text:style-name="Standard"><text:s text:c="4"/>Decoder: Decoder debug output</text:p>
      <text:p text:style-name="Standard"><text:s text:c="4"/>DirectedTest: </text:p>
      <text:p text:style-name="Standard"><text:s text:c="4"/>DiskImageRead: </text:p>
      <text:p text:style-name="Standard"><text:s text:c="4"/>DiskImageWrite: </text:p>
      <text:p text:style-name="Standard"><text:s text:c="4"/>DistEthernet: </text:p>
      <text:p text:style-name="Standard"><text:s text:c="4"/>DistEthernetCmd: </text:p>
      <text:p text:style-name="Standard"><text:s text:c="4"/>DistEthernetPkt: </text:p>
      <text:p text:style-name="Standard"><text:s text:c="4"/>Drain: </text:p>
      <text:p text:style-name="Standard"><text:s text:c="4"/>DynInst: </text:p>
      <text:p text:style-name="Standard"><text:s text:c="4"/>ElasticTrace: </text:p>
      <text:p text:style-name="Standard"><text:s text:c="4"/>Ethernet: </text:p>
      <text:p text:style-name="Standard"><text:s text:c="4"/>EthernetCksum: </text:p>
      <text:p text:style-name="Standard"><text:s text:c="4"/>EthernetDMA: </text:p>
      <text:p text:style-name="Standard"><text:s text:c="4"/>EthernetData: </text:p>
      <text:p text:style-name="Standard"><text:s text:c="4"/>EthernetDesc: </text:p>
      <text:p text:style-name="Standard"><text:s text:c="4"/>EthernetEEPROM: </text:p>
      <text:p text:style-name="Standard"><text:s text:c="4"/>EthernetIntr: </text:p>
      <text:p text:style-name="Standard"><text:s text:c="4"/>EthernetPIO: </text:p>
      <text:p text:style-name="Standard"><text:s text:c="4"/>EthernetSM: </text:p>
      <text:p text:style-name="Standard"><text:s text:c="4"/>Event: </text:p>
      <text:p text:style-name="Standard"><text:s text:c="4"/>ExecAsid: Format: Include ASID in trace</text:p>
      <text:p text:style-name="Standard"><text:s text:c="4"/>ExecCPSeq: Format: Instruction sequence number</text:p>
      <text:p text:style-name="Standard"><text:s text:c="4"/>ExecEffAddr: Format: Include effective address</text:p>
      <text:p text:style-name="Standard"><text:s text:c="4"/>ExecEnable: Filter: Enable exec tracing (no tracing without this)</text:p>
      <text:p text:style-name="Standard"><text:s text:c="4"/>ExecFaulting: Trace faulting instructions</text:p>
      <text:p text:style-name="Standard"><text:s text:c="4"/>ExecFetchSeq: Format: Fetch sequence number</text:p>
      <text:p text:style-name="Standard"><text:s text:c="4"/>ExecFlags: Format: Include instruction flags in trace</text:p>
      <text:p text:style-name="Standard"><text:s text:c="4"/>ExecKernel: Filter: Trace kernel mode instructions</text:p>
      <text:p text:style-name="Standard"><text:s text:c="4"/>ExecMacro: Filter: Include macroops</text:p>
      <text:p text:style-name="Standard"><text:s text:c="4"/>ExecMicro: Filter: Include microops</text:p>
      <text:p text:style-name="Standard"><text:s text:c="4"/>ExecOpClass: Format: Include operand class</text:p>
      <text:p text:style-name="Standard"><text:s text:c="4"/>ExecRegDelta: </text:p>
      <text:p text:style-name="Standard"><text:s text:c="4"/>ExecResult: Format: Include results from execution</text:p>
      <text:p text:style-name="Standard"><text:s text:c="4"/>ExecSymbol: Format: Try to include symbol names</text:p>
      <text:p text:style-name="Standard"><text:s text:c="4"/>ExecThread: Format: Include thread ID in trace</text:p>
      <text:p text:style-name="Standard"><text:s text:c="4"/>ExecUser: Filter: Trace user mode instructions</text:p>
      <text:p text:style-name="Standard"><text:s text:c="4"/>ExternalPort: </text:p>
      <text:p text:style-name="Standard"><text:s text:c="4"/>Faults: Information about faults, exceptions, interrupts, etc</text:p>
      <text:p text:style-name="Standard"><text:s text:c="4"/>Fetch: </text:p>
      <text:p text:style-name="Standard"><text:soft-page-break/><text:s text:c="4"/>FloatRegs: </text:p>
      <text:p text:style-name="Standard"><text:s text:c="4"/>Flow: </text:p>
      <text:p text:style-name="Standard"><text:s text:c="4"/>FreeList: </text:p>
      <text:p text:style-name="Standard"><text:s text:c="4"/>GDBAcc: Remote debugger accesses</text:p>
      <text:p text:style-name="Standard"><text:s text:c="4"/>GDBExtra: Dump extra information on reads and writes</text:p>
      <text:p text:style-name="Standard"><text:s text:c="4"/>GDBMisc: Breakpoints, traps, watchpoints, etc.</text:p>
      <text:p text:style-name="Standard"><text:s text:c="4"/>GDBRead: Reads to the remote address space</text:p>
      <text:p text:style-name="Standard"><text:s text:c="4"/>GDBRecv: Messages received from the remote application</text:p>
      <text:p text:style-name="Standard"><text:s text:c="4"/>GDBSend: Messages sent to the remote application</text:p>
      <text:p text:style-name="Standard"><text:s text:c="4"/>GDBWrite: Writes to the remote address space</text:p>
      <text:p text:style-name="Standard"><text:s text:c="4"/>GUPSGen: </text:p>
      <text:p text:style-name="Standard"><text:s text:c="4"/>GarnetSyntheticTraffic: </text:p>
      <text:p text:style-name="Standard"><text:s text:c="4"/>HMCController: </text:p>
      <text:p text:style-name="Standard"><text:s text:c="4"/>HWPrefetch: </text:p>
      <text:p text:style-name="Standard"><text:s text:c="4"/>HWPrefetchQueue: </text:p>
      <text:p text:style-name="Standard"><text:s text:c="4"/>HelloExample: For Learning gem5 Part 2. Simple example debug flag</text:p>
      <text:p text:style-name="Standard"><text:s text:c="4"/>HtmCpu: Hardware Transactional Memory (CPU side)</text:p>
      <text:p text:style-name="Standard"><text:s text:c="4"/>HtmMem: Hardware Transactional Memory (Mem side)</text:p>
      <text:p text:style-name="Standard"><text:s text:c="4"/>I8042: The I8042 keyboard controller</text:p>
      <text:p text:style-name="Standard"><text:s text:c="4"/>I82094AA: </text:p>
      <text:p text:style-name="Standard"><text:s text:c="4"/>I8237: The I8237 dma controller</text:p>
      <text:p text:style-name="Standard"><text:s text:c="4"/>I8254: Interrupts from the I8254 timer</text:p>
      <text:p text:style-name="Standard"><text:s text:c="4"/>I8259: Accesses to the I8259 PIC devices</text:p>
      <text:p text:style-name="Standard"><text:s text:c="4"/>IEW: </text:p>
      <text:p text:style-name="Standard"><text:s text:c="4"/>IPI: </text:p>
      <text:p text:style-name="Standard"><text:s text:c="4"/>IPR: </text:p>
      <text:p text:style-name="Standard"><text:s text:c="4"/>IQ: </text:p>
      <text:p text:style-name="Standard"><text:s text:c="4"/>IdeCtrl: </text:p>
      <text:p text:style-name="Standard"><text:s text:c="4"/>IdeDisk: </text:p>
      <text:p text:style-name="Standard"><text:s text:c="4"/>Indirect: </text:p>
      <text:p text:style-name="Standard"><text:s text:c="4"/>InstTracker: </text:p>
      <text:p text:style-name="Standard"><text:s text:c="4"/>IntRegs: </text:p>
      <text:p text:style-name="Standard"><text:s text:c="4"/>Intel8254Timer: </text:p>
      <text:p text:style-name="Standard"><text:s text:c="4"/>Interrupt: </text:p>
      <text:p text:style-name="Standard"><text:s text:c="4"/>InvalidReg: </text:p>
      <text:p text:style-name="Standard"><text:s text:c="4"/>IsaFake: </text:p>
      <text:p text:style-name="Standard"><text:s text:c="4"/>Kvm: Basic KVM Functionality</text:p>
      <text:p text:style-name="Standard"><text:s text:c="4"/>KvmContext: KVM/gem5 context synchronization</text:p>
      <text:p text:style-name="Standard"><text:s text:c="4"/>KvmIO: KVM MMIO diagnostics</text:p>
      <text:p text:style-name="Standard"><text:s text:c="4"/>KvmInt: KVM Interrupt handling</text:p>
      <text:p text:style-name="Standard"><text:s text:c="4"/>KvmRun: KvmRun entry/exit diagnostics</text:p>
      <text:p text:style-name="Standard"><text:s text:c="4"/>KvmTimer: KVM timing</text:p>
      <text:p text:style-name="Standard"><text:s text:c="4"/>LLSC: </text:p>
      <text:p text:style-name="Standard"><text:s text:c="4"/>LSQ: </text:p>
      <text:p text:style-name="Standard"><text:s text:c="4"/>LSQUnit: </text:p>
      <text:p text:style-name="Standard"><text:s text:c="4"/>LTage: </text:p>
      <text:p text:style-name="Standard"><text:s text:c="4"/>Loader: </text:p>
      <text:p text:style-name="Standard"><text:s text:c="4"/>LocalApic: Local APIC debugging</text:p>
      <text:p text:style-name="Standard"><text:s text:c="4"/>LooppointAnalysis: </text:p>
      <text:p text:style-name="Standard"><text:s text:c="4"/>LupioBLK: </text:p>
      <text:p text:style-name="Standard"><text:s text:c="4"/>LupioIPI: </text:p>
      <text:p text:style-name="Standard"><text:s text:c="4"/>LupioPIC: </text:p>
      <text:p text:style-name="Standard"><text:soft-page-break/><text:s text:c="4"/>LupioRNG: </text:p>
      <text:p text:style-name="Standard"><text:s text:c="4"/>LupioRTC: </text:p>
      <text:p text:style-name="Standard"><text:s text:c="4"/>LupioSYS: </text:p>
      <text:p text:style-name="Standard"><text:s text:c="4"/>LupioTMR: </text:p>
      <text:p text:style-name="Standard"><text:s text:c="4"/>LupioTTY: </text:p>
      <text:p text:style-name="Standard"><text:s text:c="4"/>MC146818: </text:p>
      <text:p text:style-name="Standard"><text:s text:c="4"/>MMU: </text:p>
      <text:p text:style-name="Standard"><text:s text:c="4"/>MSHR: </text:p>
      <text:p text:style-name="Standard"><text:s text:c="4"/>MatRegs: </text:p>
      <text:p text:style-name="Standard"><text:s text:c="4"/>MemChecker: </text:p>
      <text:p text:style-name="Standard"><text:s text:c="4"/>MemCheckerMonitor: </text:p>
      <text:p text:style-name="Standard"><text:s text:c="4"/>MemCtrl: </text:p>
      <text:p text:style-name="Standard"><text:s text:c="4"/>MemDepUnit: </text:p>
      <text:p text:style-name="Standard"><text:s text:c="4"/>MemTest: </text:p>
      <text:p text:style-name="Standard"><text:s text:c="4"/>MemoryAccess: </text:p>
      <text:p text:style-name="Standard"><text:s text:c="4"/>MinorCPU: Minor CPU-level events</text:p>
      <text:p text:style-name="Standard"><text:s text:c="4"/>MinorExecute: Minor Execute stage</text:p>
      <text:p text:style-name="Standard"><text:s text:c="4"/>MinorInterrupt: Minor interrupt handling</text:p>
      <text:p text:style-name="Standard"><text:s text:c="4"/>MinorMem: Minor memory accesses</text:p>
      <text:p text:style-name="Standard"><text:s text:c="4"/>MinorScoreboard: Minor Execute register scoreboard</text:p>
      <text:p text:style-name="Standard"><text:s text:c="4"/>MinorTiming: Extra timing for instructions</text:p>
      <text:p text:style-name="Standard"><text:s text:c="4"/>MinorTrace: MinorTrace cycle-by-cycle state trace</text:p>
      <text:p text:style-name="Standard"><text:s text:c="4"/>MiscRegs: </text:p>
      <text:p text:style-name="Standard"><text:s text:c="4"/>Mwait: </text:p>
      <text:p text:style-name="Standard"><text:s text:c="4"/>NVM: </text:p>
      <text:p text:style-name="Standard"><text:s text:c="4"/>NoncoherentXBar: </text:p>
      <text:p text:style-name="Standard"><text:s text:c="4"/>O3CPU: </text:p>
      <text:p text:style-name="Standard"><text:s text:c="4"/>O3PipeView: </text:p>
      <text:p text:style-name="Standard"><text:s text:c="4"/>PCEvent: </text:p>
      <text:p text:style-name="Standard"><text:s text:c="4"/>PS2: </text:p>
      <text:p text:style-name="Standard"><text:s text:c="4"/>PacketQueue: </text:p>
      <text:p text:style-name="Standard"><text:s text:c="4"/>PageTableWalker: Page table walker state machine debugging</text:p>
      <text:p text:style-name="Standard"><text:s text:c="4"/>PartitionPolicy: </text:p>
      <text:p text:style-name="Standard"><text:s text:c="4"/>PcCountTracker: </text:p>
      <text:p text:style-name="Standard"><text:s text:c="4"/>PcSpeaker: </text:p>
      <text:p text:style-name="Standard"><text:s text:c="4"/>PciDevice: </text:p>
      <text:p text:style-name="Standard"><text:s text:c="4"/>PciHost: </text:p>
      <text:p text:style-name="Standard"><text:s text:c="4"/>PortTrace: </text:p>
      <text:p text:style-name="Standard"><text:s text:c="4"/>PowerDomain: </text:p>
      <text:p text:style-name="Standard"><text:s text:c="4"/>Printf: </text:p>
      <text:p text:style-name="Standard"><text:s text:c="4"/>ProbeVerbose: </text:p>
      <text:p text:style-name="Standard"><text:s text:c="4"/>ProtocolTrace: </text:p>
      <text:p text:style-name="Standard"><text:s text:c="4"/>PseudoInst: </text:p>
      <text:p text:style-name="Standard"><text:s text:c="4"/>QOS: </text:p>
      <text:p text:style-name="Standard"><text:s text:c="4"/>QemuFwCfg: </text:p>
      <text:p text:style-name="Standard"><text:s text:c="4"/>QemuFwCfgVerbose: </text:p>
      <text:p text:style-name="Standard"><text:s text:c="4"/>Quiesce: </text:p>
      <text:p text:style-name="Standard"><text:s text:c="4"/>RAS: </text:p>
      <text:p text:style-name="Standard"><text:s text:c="4"/>ROB: </text:p>
      <text:p text:style-name="Standard"><text:s text:c="4"/>Rename: </text:p>
      <text:p text:style-name="Standard"><text:s text:c="4"/>ResponsePort: </text:p>
      <text:p text:style-name="Standard"><text:s text:c="4"/>RubyCache: </text:p>
      <text:p text:style-name="Standard"><text:soft-page-break/><text:s text:c="4"/>RubyCacheTrace: </text:p>
      <text:p text:style-name="Standard"><text:s text:c="4"/>RubyDma: </text:p>
      <text:p text:style-name="Standard"><text:s text:c="4"/>RubyGenerated: </text:p>
      <text:p text:style-name="Standard"><text:s text:c="4"/>RubyHitMiss: </text:p>
      <text:p text:style-name="Standard"><text:s text:c="4"/>RubyNetwork: </text:p>
      <text:p text:style-name="Standard"><text:s text:c="4"/>RubyPort: </text:p>
      <text:p text:style-name="Standard"><text:s text:c="4"/>RubyPrefetcher: </text:p>
      <text:p text:style-name="Standard"><text:s text:c="4"/>RubyProtocol: </text:p>
      <text:p text:style-name="Standard"><text:s text:c="4"/>RubyQueue: </text:p>
      <text:p text:style-name="Standard"><text:s text:c="4"/>RubyResourceStalls: </text:p>
      <text:p text:style-name="Standard"><text:s text:c="4"/>RubySequencer: </text:p>
      <text:p text:style-name="Standard"><text:s text:c="4"/>RubySlicc: </text:p>
      <text:p text:style-name="Standard"><text:s text:c="4"/>RubyStats: </text:p>
      <text:p text:style-name="Standard"><text:s text:c="4"/>RubySystem: </text:p>
      <text:p text:style-name="Standard"><text:s text:c="4"/>RubyTest: </text:p>
      <text:p text:style-name="Standard"><text:s text:c="4"/>RubyTester: </text:p>
      <text:p text:style-name="Standard"><text:s text:c="4"/>SQL: SQL queries sent to the server</text:p>
      <text:p text:style-name="Standard"><text:s text:c="4"/>Scoreboard: </text:p>
      <text:p text:style-name="Standard"><text:s text:c="4"/>SerialLink: </text:p>
      <text:p text:style-name="Standard"><text:s text:c="4"/>SimpleCPU: </text:p>
      <text:p text:style-name="Standard"><text:s text:c="4"/>SimpleCache: For Learning gem5 Part 2.</text:p>
      <text:p text:style-name="Standard"><text:s text:c="4"/>SimpleDisk: </text:p>
      <text:p text:style-name="Standard"><text:s text:c="4"/>SimpleDiskData: </text:p>
      <text:p text:style-name="Standard"><text:s text:c="4"/>SimpleMemobj: For Learning gem5 Part 2.</text:p>
      <text:p text:style-name="Standard"><text:s text:c="4"/>SimpleTrace: </text:p>
      <text:p text:style-name="Standard"><text:s text:c="4"/>SnoopFilter: </text:p>
      <text:p text:style-name="Standard"><text:s text:c="4"/>SpatterGen: </text:p>
      <text:p text:style-name="Standard"><text:s text:c="4"/>SpatterKernel: </text:p>
      <text:p text:style-name="Standard"><text:s text:c="4"/>Stack: </text:p>
      <text:p text:style-name="Standard"><text:s text:c="4"/>StackDist: </text:p>
      <text:p text:style-name="Standard"><text:s text:c="4"/>StatEvents: Statistics event tracking</text:p>
      <text:p text:style-name="Standard"><text:s text:c="4"/>Stats: Statistics management</text:p>
      <text:p text:style-name="Standard"><text:s text:c="4"/>StoreSet: </text:p>
      <text:p text:style-name="Standard"><text:s text:c="4"/>SysBridge: </text:p>
      <text:p text:style-name="Standard"><text:s text:c="4"/>SyscallBase: </text:p>
      <text:p text:style-name="Standard"><text:s text:c="4"/>SyscallVerbose: </text:p>
      <text:p text:style-name="Standard"><text:s text:c="4"/>TLB: </text:p>
      <text:p text:style-name="Standard"><text:s text:c="4"/>TLBVerbose: </text:p>
      <text:p text:style-name="Standard"><text:s text:c="4"/>Tage: </text:p>
      <text:p text:style-name="Standard"><text:s text:c="4"/>TageSCL: </text:p>
      <text:p text:style-name="Standard"><text:s text:c="4"/>Terminal: </text:p>
      <text:p text:style-name="Standard"><text:s text:c="4"/>TerminalVerbose: </text:p>
      <text:p text:style-name="Standard"><text:s text:c="4"/>ThermalDomain: </text:p>
      <text:p text:style-name="Standard"><text:s text:c="4"/>Thread: </text:p>
      <text:p text:style-name="Standard"><text:s text:c="4"/>TimeSync: </text:p>
      <text:p text:style-name="Standard"><text:s text:c="4"/>Timer: </text:p>
      <text:p text:style-name="Standard"><text:s text:c="4"/>TlmBridge: </text:p>
      <text:p text:style-name="Standard"><text:s text:c="4"/>TokenPort: </text:p>
      <text:p text:style-name="Standard"><text:s text:c="4"/>TraceCPUData: </text:p>
      <text:p text:style-name="Standard"><text:s text:c="4"/>TraceCPUInst: </text:p>
      <text:p text:style-name="Standard"><text:s text:c="4"/>TrafficGen: </text:p>
      <text:p text:style-name="Standard"><text:s text:c="4"/>Uart: </text:p>
      <text:p text:style-name="Standard"><text:soft-page-break/><text:s text:c="4"/>VIO: VirtIO base functionality</text:p>
      <text:p text:style-name="Standard"><text:s text:c="4"/>VIO9P: General 9p over VirtIO debugging</text:p>
      <text:p text:style-name="Standard"><text:s text:c="4"/>VIO9PData: Dump data in VirtIO 9p connections</text:p>
      <text:p text:style-name="Standard"><text:s text:c="4"/>VIOBlock: VirtIO block device</text:p>
      <text:p text:style-name="Standard"><text:s text:c="4"/>VIOConsole: VirtIO console device</text:p>
      <text:p text:style-name="Standard"><text:s text:c="4"/>VIOIface: VirtIO transport</text:p>
      <text:p text:style-name="Standard"><text:s text:c="4"/>VIORng: VirtIO entropy source device</text:p>
      <text:p text:style-name="Standard"><text:s text:c="4"/>VNC: </text:p>
      <text:p text:style-name="Standard"><text:s text:c="4"/>VecPredRegs: </text:p>
      <text:p text:style-name="Standard"><text:s text:c="4"/>VecRegs: </text:p>
      <text:p text:style-name="Standard"><text:s text:c="4"/>Vma: </text:p>
      <text:p text:style-name="Standard"><text:s text:c="4"/>VoltageDomain: </text:p>
      <text:p text:style-name="Standard"><text:s text:c="4"/>VtoPhys: </text:p>
      <text:p text:style-name="Standard"><text:s text:c="4"/>WorkItems: </text:p>
      <text:p text:style-name="Standard"><text:s text:c="4"/>Writeback: </text:p>
      <text:p text:style-name="Standard"><text:s text:c="4"/>X86: Generic X86 ISA debugging</text:p>
      <text:p text:style-name="Standard"/>
      <text:p text:style-name="Standard">Compound Flags:</text:p>
      <text:p text:style-name="Standard"><text:s text:c="4"/>AnnotateAll: All Annotation flags</text:p>
      <text:p text:style-name="Standard"><text:s text:c="8"/>Annotate, AnnotateQ, AnnotateVerbose</text:p>
      <text:p text:style-name="Standard"><text:s text:c="4"/>CacheAll: </text:p>
      <text:p text:style-name="Standard"><text:s text:c="8"/>Cache, CacheComp, CachePort, CacheRepl, CacheVerbose, HWPrefetch, </text:p>
      <text:p text:style-name="Standard"><text:s text:c="8"/>MSHR, PartitionPolicy</text:p>
      <text:p text:style-name="Standard"><text:s text:c="4"/>DiskImageAll: </text:p>
      <text:p text:style-name="Standard"><text:s text:c="8"/>DiskImageRead, DiskImageWrite</text:p>
      <text:p text:style-name="Standard"><text:s text:c="4"/>EthernetAll: </text:p>
      <text:p text:style-name="Standard"><text:s text:c="8"/>Ethernet, EthernetPIO, EthernetDMA, EthernetData, EthernetDesc, </text:p>
      <text:p text:style-name="Standard"><text:s text:c="8"/>EthernetIntr, EthernetSM, EthernetCksum, EthernetEEPROM</text:p>
      <text:p text:style-name="Standard"><text:s text:c="4"/>EthernetNoData: </text:p>
      <text:p text:style-name="Standard"><text:s text:c="8"/>Ethernet, EthernetPIO, EthernetDesc, EthernetIntr, EthernetSM, </text:p>
      <text:p text:style-name="Standard"><text:s text:c="8"/>EthernetCksum</text:p>
      <text:p text:style-name="Standard"><text:s text:c="4"/>Exec: </text:p>
      <text:p text:style-name="Standard"><text:s text:c="8"/>ExecEnable, ExecOpClass, ExecThread, ExecEffAddr, ExecResult, </text:p>
      <text:p text:style-name="Standard"><text:s text:c="8"/>ExecSymbol, ExecMicro, ExecMacro, ExecFaulting, ExecUser, ExecKernel</text:p>
      <text:p text:style-name="Standard"><text:s text:c="4"/>ExecAll: </text:p>
      <text:p text:style-name="Standard"><text:s text:c="8"/>ExecEnable, ExecCPSeq, ExecEffAddr, ExecFaulting, ExecFetchSeq, </text:p>
      <text:p text:style-name="Standard"><text:s text:c="8"/>ExecOpClass, ExecRegDelta, ExecResult, ExecSymbol, ExecThread, </text:p>
      <text:p text:style-name="Standard"><text:s text:c="8"/>ExecMicro, ExecMacro, ExecUser, ExecKernel, ExecAsid, ExecFlags</text:p>
      <text:p text:style-name="Standard"><text:s text:c="4"/>ExecNoTicks: </text:p>
      <text:p text:style-name="Standard"><text:s text:c="8"/>Exec, FmtTicksOff</text:p>
      <text:p text:style-name="Standard"><text:s text:c="4"/>GDBAll: All Remote debugging flags</text:p>
      <text:p text:style-name="Standard"><text:s text:c="8"/>GDBMisc, GDBAcc, GDBRead, GDBWrite, GDBSend, GDBRecv, GDBExtra</text:p>
      <text:p text:style-name="Standard"><text:s text:c="4"/>IdeAll: </text:p>
      <text:p text:style-name="Standard"><text:s text:c="8"/>IdeCtrl, IdeDisk</text:p>
      <text:p text:style-name="Standard"><text:s text:c="4"/>KvmAll: All KVM debug flags</text:p>
      <text:p text:style-name="Standard"><text:s text:c="8"/>Kvm, KvmContext, KvmRun, KvmIO, KvmInt, KvmTimer</text:p>
      <text:p text:style-name="Standard"><text:s text:c="4"/>Minor: </text:p>
      <text:p text:style-name="Standard"><text:s text:c="8"/>MinorCPU, MinorExecute, MinorInterrupt, MinorMem, MinorScoreboard</text:p>
      <text:p text:style-name="Standard"><text:s text:c="4"/>O3CPUAll: </text:p>
      <text:p text:style-name="Standard"><text:s text:c="8"/>Fetch, Decode, Rename, IEW, Commit, IQ, ROB, FreeList, LSQ, LSQUnit, </text:p>
      <text:p text:style-name="Standard"><text:s text:c="8"/>StoreSet, MemDepUnit, DynInst, O3CPU, Activity, Scoreboard, </text:p>
      <text:p text:style-name="Standard"><text:s text:c="8"/>Writeback</text:p>
      <text:p text:style-name="Standard"><text:soft-page-break/><text:s text:c="4"/>Registers: </text:p>
      <text:p text:style-name="Standard"><text:s text:c="8"/>IntRegs, FloatRegs, VecRegs, VecPredRegs, MatRegs, CCRegs, MiscRegs</text:p>
      <text:p text:style-name="Standard"><text:s text:c="4"/>Ruby: </text:p>
      <text:p text:style-name="Standard"><text:s text:c="8"/>RubyQueue, RubyNetwork, RubyTester, RubyGenerated, RubySlicc, </text:p>
      <text:p text:style-name="Standard"><text:s text:c="8"/>RubySystem, RubyCache, RubyDma, RubyPort, RubySequencer, </text:p>
      <text:p text:style-name="Standard"><text:s text:c="8"/>RubyCacheTrace, RubyPrefetcher, RubyProtocol, RubyHitMiss</text:p>
      <text:p text:style-name="Standard"><text:s text:c="4"/>SyscallAll: </text:p>
      <text:p text:style-name="Standard"><text:s text:c="8"/>SyscallBase, SyscallVerbose</text:p>
      <text:p text:style-name="Standard"><text:s text:c="4"/>XBar: </text:p>
      <text:p text:style-name="Standard"><text:s text:c="8"/>BaseXBar, CoherentXBar, NoncoherentXBar, SnoopFilter</text:p>
      <text:p text:style-name="Standard"/>
      <text:p text:style-name="Standard">Formatting Flags:</text:p>
      <text:p text:style-name="Standard"><text:s text:c="4"/>FmtFlag: Show the --debug-flag that enabled each debug message</text:p>
      <text:p text:style-name="Standard"><text:s text:c="4"/>FmtStackTrace: Print a stack trace after every debug message</text:p>
      <text:p text:style-name="Standard"><text:s text:c="4"/>FmtTicksOff: Don't show tick count on debug messages</text:p>
      <text:p text:style-name="Standard"/>
      <text:p text:style-name="Standard">amanpratapsingh@amanpratapsingh:~/Desktop/CASPER/CS773_Project/gem5$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uild/X86/gem5.opt configs/learning_gem5/part1/two_level.py </text:p>
      <text:p text:style-name="Standard">gem5 Simulator System. <text:s/>https://www.gem5.org</text:p>
      <text:p text:style-name="Standard">gem5 is copyrighted software; use the --copyright option for details.</text:p>
      <text:p text:style-name="Standard"/>
      <text:p text:style-name="Standard">gem5 version 24.1.0.3</text:p>
      <text:p text:style-name="Standard">gem5 compiled Apr 27 2025 23:39:08</text:p>
      <text:p text:style-name="Standard">gem5 started Apr 28 2025 00:37:55</text:p>
      <text:p text:style-name="Standard">gem5 executing on amanpratapsingh, pid 242225</text:p>
      <text:p text:style-name="Standard">command line: build/X86/gem5.opt configs/learning_gem5/part1/two_level.py</text:p>
      <text:p text:style-name="Standard"/>
      <text:p text:style-name="Standard">Global frequency set at 1000000000000 ticks per second</text:p>
      <text:p text:style-name="Standard">warn: No dot file generated. Please install pydot to generate the dot file and pdf.</text:p>
      <text:p text:style-name="Standard">src/mem/dram_interface.cc:690: warn: DRAM device capacity (8192 Mbytes) does not match the address range assigned (512 Mbytes)</text:p>
      <text:p text:style-name="Standard">src/base/statistics.hh:279: warn: One of the stats is a legacy stat. Legacy stat is a stat that does not belong to any statistics::Group. Legacy stat is deprecated.</text:p>
      <text:p text:style-name="Standard">system.remote_gdb: Listening for connections on port 7000</text:p>
      <text:p text:style-name="Standard">Beginning simulation!</text:p>
      <text:p text:style-name="Standard">src/sim/simulate.cc:199: info: Entering event queue @ 0. <text:s/>Starting simulation...</text:p>
      <text:p text:style-name="Standard">src/sim/syscall_emul.cc:86: warn: ignoring syscall set_robust_list(...)</text:p>
      <text:p text:style-name="Standard">src/sim/syscall_emul.cc:86: warn: ignoring syscall rseq(...)</text:p>
      <text:p text:style-name="Standard">src/sim/mem_state.cc:448: info: Increasing stack size by one page.</text:p>
      <text:p text:style-name="Standard">src/sim/syscall_emul.cc:86: warn: ignoring syscall mprotect(...)</text:p>
      <text:p text:style-name="Standard">Reading 40 bytes:</text:p>
      <text:p text:style-name="Standard">Reading at malicious_x = 0xfffffffffffd3f30... Success: 0x54=’T’ score=2 </text:p>
      <text:p text:style-name="Standard">Reading at malicious_x = 0xfffffffffffd3f31... Success: 0x68=’h’ score=2 </text:p>
      <text:p text:style-name="Standard">Reading at malicious_x = 0xfffffffffffd3f32... Success: 0x65=’e’ score=2 </text:p>
      <text:p text:style-name="Standard">Reading at malicious_x = 0xfffffffffffd3f33... Success: 0x20=’ ’ score=2 </text:p>
      <text:p text:style-name="Standard">Reading at malicious_x = 0xfffffffffffd3f34... Success: 0x4D=’M’ score=2 </text:p>
      <text:p text:style-name="Standard"><text:soft-page-break/>^CExiting @ tick 24959093000 because user interrupt received</text:p>
      <text:p text:style-name="Standard"/>
      <text:p text:style-name="Standard"/>
      <text:p text:style-name="Standard"/>
      <text:p text:style-name="Standard"/>
      <text:p text:style-name="Standard"/>
      <text:p text:style-name="Standard">amanpratapsingh@amanpratapsingh:~/Desktop/CASPER/CS773_Project/gem5$ build/X86/gem5.opt --debug-flags=O3PipeView --debug-file=pipeview.txt --debug-start=24959093000 configs/learning_gem5/part1/two_level.py</text:p>
      <text:p text:style-name="Standard">gem5 Simulator System. <text:s/>https://www.gem5.org</text:p>
      <text:p text:style-name="Standard">gem5 is copyrighted software; use the --copyright option for details.</text:p>
      <text:p text:style-name="Standard"/>
      <text:p text:style-name="Standard">gem5 version 24.1.0.3</text:p>
      <text:p text:style-name="Standard">gem5 compiled Apr 27 2025 23:39:08</text:p>
      <text:p text:style-name="Standard">gem5 started Apr 28 2025 00:46:47</text:p>
      <text:p text:style-name="Standard">gem5 executing on amanpratapsingh, pid 243974</text:p>
      <text:p text:style-name="Standard">command line: build/X86/gem5.opt --debug-flags=O3PipeView --debug-file=pipeview.txt --debug-start=24959093000 configs/learning_gem5/part1/two_level.py</text:p>
      <text:p text:style-name="Standard"/>
      <text:p text:style-name="Standard">Global frequency set at 1000000000000 ticks per second</text:p>
      <text:p text:style-name="Standard">warn: No dot file generated. Please install pydot to generate the dot file and pdf.</text:p>
      <text:p text:style-name="Standard">src/mem/dram_interface.cc:690: warn: DRAM device capacity (8192 Mbytes) does not match the address range assigned (512 Mbytes)</text:p>
      <text:p text:style-name="Standard">src/base/statistics.hh:279: warn: One of the stats is a legacy stat. Legacy stat is a stat that does not belong to any statistics::Group. Legacy stat is deprecated.</text:p>
      <text:p text:style-name="Standard">system.remote_gdb: Listening for connections on port 7000</text:p>
      <text:p text:style-name="Standard">Beginning simulation!</text:p>
      <text:p text:style-name="Standard">src/sim/simulate.cc:199: info: Entering event queue @ 0. <text:s/>Starting simulation...</text:p>
      <text:p text:style-name="Standard">src/sim/syscall_emul.cc:86: warn: ignoring syscall set_robust_list(...)</text:p>
      <text:p text:style-name="Standard">src/sim/syscall_emul.cc:86: warn: ignoring syscall rseq(...)</text:p>
      <text:p text:style-name="Standard">src/sim/mem_state.cc:448: info: Increasing stack size by one page.</text:p>
      <text:p text:style-name="Standard">src/sim/syscall_emul.cc:86: warn: ignoring syscall mprotect(...)</text:p>
      <text:p text:style-name="Standard">Reading 40 bytes:</text:p>
      <text:p text:style-name="Standard">Reading at malicious_x = 0xfffffffffffd3f30... Success: 0x54=’T’ score=2 </text:p>
      <text:p text:style-name="Standard">Reading at malicious_x = 0xfffffffffffd3f31... Success: 0x68=’h’ score=2 </text:p>
      <text:p text:style-name="Standard">Reading at malicious_x = 0xfffffffffffd3f32... Success: 0x65=’e’ score=2 </text:p>
      <text:p text:style-name="Standard">Reading at malicious_x = 0xfffffffffffd3f33... Success: 0x20=’ ’ score=2 </text:p>
      <text:p text:style-name="Standard">Reading at malicious_x = 0xfffffffffffd3f34... Success: 0x4D=’M’ score=2 </text:p>
      <text:p text:style-name="Standard">Reading at malicious_x = 0xfffffffffffd3f35... Success: 0x61=’a’ score=2 </text:p>
      <text:p text:style-name="Standard">Reading at malicious_x = 0xfffffffffffd3f36... Success: 0x67=’g’ score=2 </text:p>
      <text:p text:style-name="Standard">^CExiting @ tick 32948292500 because user interrupt received</text:p>
      <text:p text:style-name="Standard">amanpratapsingh@amanpratapsingh:~/Desktop/CASPER/CS773_Project/gem5$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00:29:38.954379199</meta:creation-date>
    <dc:date>2025-04-28T00:53:04.314259748</dc:date>
    <meta:editing-duration>PT23M30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9" meta:paragraph-count="419" meta:word-count="1634" meta:character-count="16032" meta:non-whitespace-character-count="13261"/>
  </office:meta>
</office:document-meta>
</file>